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0.1008in"/>
    </style:style>
    <style:style style:name="co3" style:family="table-column">
      <style:table-column-properties fo:break-before="auto" style:column-width="0.0882in"/>
    </style:style>
    <style:style style:name="co4" style:family="table-column">
      <style:table-column-properties fo:break-before="auto" style:column-width="0.0752in"/>
    </style:style>
    <style:style style:name="co5" style:family="table-column">
      <style:table-column-properties fo:break-before="auto" style:column-width="0.4472in"/>
    </style:style>
    <style:style style:name="co6" style:family="table-column">
      <style:table-column-properties fo:break-before="auto" style:column-width="0.0945in"/>
    </style:style>
    <style:style style:name="co7" style:family="table-column">
      <style:table-column-properties fo:break-before="auto" style:column-width="0.0819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3091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154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0.5673in"/>
    </style:style>
    <style:style style:name="co14" style:family="table-column">
      <style:table-column-properties fo:break-before="auto" style:column-width="0.2898in"/>
    </style:style>
    <style:style style:name="ro1" style:family="table-row">
      <style:table-row-properties style:row-height="0.15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3"/>
  </office:automatic-styles>
  <office:body>
    <office:spreadsheet>
      <table:table table:name="Index t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Rotating Gesture Patterns</text:p>
          </table:table-cell>
          <table:table-cell table:number-columns-repeated="27"/>
        </table:table-row>
        <table:table-row table:style-name="ro2">
          <table:table-cell office:value-type="string">
            <text:p>by Frank Cohen, Feb 19, 2022, <text:a xlink:href="mailto:fcohen@starlingwatch.com">fcohen@starlingwatch.com</text:a>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1">
          <table:table-cell office:value-type="string">
            <text:p>Math model comes from @patrickJMT video:</text:p>
          </table:table-cell>
          <table:table-cell table:number-columns-repeated="27"/>
        </table:table-row>
        <table:table-row table:style-name="ro1">
          <table:table-cell office:value-type="string">
            <text:p>Rotating Points Using Rotation Matrices</text:p>
          </table:table-cell>
          <table:table-cell table:number-columns-repeated="27"/>
        </table:table-row>
        <table:table-row table:style-name="ro2">
          <table:table-cell office:value-type="string">
            <text:p>https://www.youtube.com/watch?v=OYuoPTRVzxY</text:p>
          </table:table-cell>
          <table:table-cell table:number-columns-repeated="27"/>
        </table:table-row>
        <table:table-row table:style-name="ro1">
          <table:table-cell table:number-columns-repeated="28"/>
        </table:table-row>
        <table:table-row table:style-name="ro2">
          <table:table-cell office:value-type="string">
            <text:p>That's a great explanation. I stopped taking math classes in high school. Recently I had a math problem to solve for a finger gesture sensing software library. (A video demo is here: https://www.youtube.com/watch?v=_knNMTB_wVs) The inputs are an 8 x 8 matrix of distance values (simple whole integers). I detect a gesture by comparing the live distance values to a pre-recorded matrix for a gesture. I wanted the same system to recognize finger gestures no matter the angle of the fingers to the sensor (it's a 2 dimensional problem since the sensor doesn't move and your hand rotates around the sensor). I used your formula in a spreadsheet to know which cell in the reference matrix to compare to the cell in the sensor's live matrix. I did this in a spreadsheet and saved a matrix of index values. That way I didn't need to hit the processor for sine and cosine while it was sensing - saves time and battery energy. Thanks for your help! -Frank 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/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/>
          <table:table-cell office:value-type="float" office:value="-2">
            <text:p>-2</text:p>
          </table:table-cell>
          <table:table-cell office:value-type="float" office:value="4">
            <text:p>4</text:p>
          </table:table-cell>
          <table:table-cell/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/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/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/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2">
            <text:p>2</text:p>
          </table:table-cell>
          <table:table-cell/>
          <table:table-cell office:value-type="float" office:value="-3">
            <text:p>-3</text:p>
          </table:table-cell>
          <table:table-cell office:value-type="float" office:value="2">
            <text:p>2</text:p>
          </table:table-cell>
          <table:table-cell/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/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/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/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-1">
            <text:p>-1</text:p>
          </table:table-cell>
          <table:table-cell/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/>
          <table:table-cell office:value-type="float" office:value="-2">
            <text:p>-2</text:p>
          </table:table-cell>
          <table:table-cell office:value-type="float" office:value="-1">
            <text:p>-1</text:p>
          </table:table-cell>
          <table:table-cell/>
          <table:table-cell table:number-columns-repeated="2" office:value-type="float" office:value="-1">
            <text:p>-1</text:p>
          </table:table-cell>
          <table:table-cell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/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/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/>
          <table:table-cell table:number-columns-repeated="2" office:value-type="float" office:value="-2">
            <text:p>-2</text:p>
          </table:table-cell>
          <table:table-cell/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/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/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/>
          <table:table-cell table:number-columns-repeated="2" office:value-type="float" office:value="-3">
            <text:p>-3</text:p>
          </table:table-cell>
          <table:table-cell/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/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/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/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/>
          <table:table-cell office:value-type="float" office:value="3">
            <text:p>3</text:p>
          </table:table-cell>
          <table:table-cell office:value-type="float" office:value="-3">
            <text:p>-3</text:p>
          </table:table-cell>
          <table:table-cell table:number-columns-repeated="3"/>
        </table:table-row>
      </table:table>
      <table:table table:name="Formul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3">
          <table:table-cell table:number-columns-repeated="9"/>
        </table:table-row>
        <table:table-row table:style-name="ro3">
          <table:table-cell office:value-type="string">
            <text:p>Formula:</text:p>
          </table:table-cell>
          <table:table-cell office:value-type="string">
            <text:p>Here's the formula: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Cos 90 d</text:p>
          </table:table-cell>
          <table:table-cell office:value-type="string">
            <text:p>- sin 90 d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Sin 90 d</text:p>
          </table:table-cell>
          <table:table-cell office:value-type="string">
            <text:p>Cos 90 d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float" office:value="22">
            <text:p>22</text:p>
          </table:table-cell>
          <table:table-cell office:value-type="string">
            <text:p>degrees</text:p>
          </table:table-cell>
          <table:table-cell table:number-columns-repeated="6"/>
        </table:table-row>
        <table:table-row table:style-name="ro3">
          <table:table-cell table:number-columns-repeated="4"/>
          <table:table-cell office:value-type="string">
            <text:p>Before</text:p>
          </table:table-cell>
          <table:table-cell/>
          <table:table-cell office:value-type="string">
            <text:p>After</text:p>
          </table:table-cell>
          <table:table-cell table:number-columns-repeated="2"/>
        </table:table-row>
        <table:table-row table:style-name="ro3">
          <table:table-cell/>
          <table:table-cell table:style-name="ce1" table:formula="of:=COS(RADIANS([.B6]))" office:value-type="float" office:value="0.927183854566787">
            <text:p>0.93</text:p>
          </table:table-cell>
          <table:table-cell table:style-name="ce1" table:formula="of:=-1*(SIN(RADIANS([.B6])))" office:value-type="float" office:value="-0.374606593415912">
            <text:p>-0.37</text:p>
          </table:table-cell>
          <table:table-cell/>
          <table:table-cell office:value-type="float" office:value="-3">
            <text:p>-3</text:p>
          </table:table-cell>
          <table:table-cell office:value-type="string">
            <text:p>x</text:p>
          </table:table-cell>
          <table:table-cell table:style-name="ce2" table:formula="of:=ROUND(([.B8]*[.E8])+([.C8]*[.E9]);0)" office:value-type="float" office:value="-3">
            <text:p>-3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/>
          <table:table-cell table:style-name="ce1" table:formula="of:=SIN(RADIANS([.B6]))" office:value-type="float" office:value="0.374606593415912">
            <text:p>0.37</text:p>
          </table:table-cell>
          <table:table-cell table:style-name="ce1" table:formula="of:=COS(RADIANS([.B6]))" office:value-type="float" office:value="0.927183854566787">
            <text:p>0.9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y</text:p>
          </table:table-cell>
          <table:table-cell table:style-name="ce2" table:formula="of:=ROUND(([.B9]*[.E8])+([.C9]*[.E9]);0)" office:value-type="float" office:value="-1">
            <text:p>-1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 table:number-columns-repeated="9"/>
        </table:table-row>
        <table:table-row table:style-name="ro3">
          <table:table-cell table:number-columns-repeated="6"/>
          <table:table-cell table:style-name="ce2" table:formula="of:=([.G9]*8)+[.G8]" office:value-type="float" office:value="-11">
            <text:p>-11</text:p>
          </table:table-cell>
          <table:table-cell/>
          <table:table-cell office:value-type="string">
            <text:p>index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/>
          <table:table-cell office:value-type="string">
            <text:p>1) Transform each cell, zeroing out-of-bounds cells (like 0,9 or 4, -1)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2) For each cell in the pattern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<text:s text:c="7"/>Save an index into the pattern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3) Repeat for 8 45 degree rotations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4) You have 1 pattern file for all 8 rotations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5) Change the code to load the expanded pattern file into memory, <text:s/>malloc * 8</text:p>
          </table:table-cell>
          <table:table-cell table:number-columns-repeated="7"/>
        </table:table-row>
        <table:table-row table:style-name="ro3">
          <table:table-cell/>
          <table:table-cell office:value-type="string">
            <text:p>6) Change the compare() code to use <text:s/>the index</text:p>
          </table:table-cell>
          <table:table-cell table:number-columns-repeated="7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30">03/30/2022</text:date>, <text:time>17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Cohen</meta:initial-creator>
    <meta:creation-date>2022-02-19T12:14:05</meta:creation-date>
    <meta:generator>OpenOffice/4.1.8$Unix OpenOffice.org_project/418m3$Build-9803</meta:generator>
    <dc:date>2022-03-30T17:17:03</dc:date>
    <dc:creator>Frank Cohen</dc:creator>
    <meta:editing-duration>P3DT12H58M44S</meta:editing-duration>
    <meta:editing-cycles>31</meta:editing-cycles>
    <meta:document-statistic meta:table-count="3" meta:cell-count="167" meta:object-count="0"/>
    <meta:user-defined meta:name=""/>
  </office:meta>
</office:document-meta>
</file>